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125" officeooo:paragraph-rsid="001c2125"/>
    </style:style>
    <style:style style:name="P2" style:family="paragraph" style:parent-style-name="Standard">
      <style:text-properties officeooo:rsid="001c2125" officeooo:paragraph-rsid="001ed878"/>
    </style:style>
    <style:style style:name="P3" style:family="paragraph" style:parent-style-name="Standard">
      <style:text-properties officeooo:rsid="001e1906" officeooo:paragraph-rsid="001e1906"/>
    </style:style>
    <style:style style:name="P4" style:family="paragraph" style:parent-style-name="Standard">
      <style:text-properties fo:color="#ff0000" officeooo:rsid="001c2125" officeooo:paragraph-rsid="001c2125"/>
    </style:style>
    <style:style style:name="P5" style:family="paragraph" style:parent-style-name="Standard">
      <style:text-properties fo:color="#ff0000" officeooo:rsid="001e1906" officeooo:paragraph-rsid="001ed878"/>
    </style:style>
    <style:style style:name="P6" style:family="paragraph" style:parent-style-name="Standard">
      <style:text-properties officeooo:rsid="00209ad0" officeooo:paragraph-rsid="00209ad0"/>
    </style:style>
    <style:style style:name="P7" style:family="paragraph" style:parent-style-name="Standard">
      <style:text-properties officeooo:rsid="00220e0b" officeooo:paragraph-rsid="00220e0b"/>
    </style:style>
    <style:style style:name="P8" style:family="paragraph" style:parent-style-name="Standard">
      <style:text-properties style:text-underline-style="solid" style:text-underline-width="auto" style:text-underline-color="font-color" officeooo:rsid="001e1906" officeooo:paragraph-rsid="001e1906"/>
    </style:style>
    <style:style style:name="P9" style:family="paragraph" style:parent-style-name="Standard">
      <style:paragraph-properties fo:padding="0.0201in" fo:border="0.06pt solid #ffa6a6" style:shadow="#ffd7d7 0.0693in 0.0693in"/>
      <style:text-properties fo:font-size="10pt" officeooo:rsid="001c2125" officeooo:paragraph-rsid="001c2125" style:font-size-asian="10pt" style:font-size-complex="10pt"/>
    </style:style>
    <style:style style:name="P10" style:family="paragraph" style:parent-style-name="Standard">
      <style:paragraph-properties fo:padding="0.0201in" fo:border="0.06pt solid #ffa6a6" style:shadow="#ffd7d7 0.0693in 0.0693in"/>
      <style:text-properties fo:font-size="10pt" officeooo:rsid="001c2125" officeooo:paragraph-rsid="001ed878" style:font-size-asian="10pt" style:font-size-complex="10pt"/>
    </style:style>
    <style:style style:name="P11" style:family="paragraph" style:parent-style-name="Standard">
      <style:paragraph-properties fo:padding="0.0201in" fo:border="0.06pt solid #ffa6a6" style:shadow="#ffd7d7 0.0693in 0.0693in"/>
      <style:text-properties fo:font-size="10pt" officeooo:rsid="001e6348" officeooo:paragraph-rsid="001e6348" style:font-size-asian="10pt" style:font-size-complex="10pt"/>
    </style:style>
    <style:style style:name="P12" style:family="paragraph" style:parent-style-name="Standard">
      <style:paragraph-properties fo:padding="0.0201in" fo:border="0.06pt solid #ffa6a6" style:shadow="#ffd7d7 0.0693in 0.0693in"/>
      <style:text-properties fo:font-size="10pt" officeooo:rsid="001e6348" officeooo:paragraph-rsid="001ed878" style:font-size-asian="10pt" style:font-size-complex="10pt"/>
    </style:style>
    <style:style style:name="P13" style:family="paragraph" style:parent-style-name="Standard">
      <style:paragraph-properties fo:padding="0.0201in" fo:border="0.06pt solid #ffa6a6" style:shadow="#ffd7d7 0.0693in 0.0693in"/>
      <style:text-properties officeooo:rsid="00209ad0" officeooo:paragraph-rsid="00209ad0"/>
    </style:style>
    <style:style style:name="P14" style:family="paragraph" style:parent-style-name="Standard">
      <style:paragraph-properties fo:padding="0.0201in" fo:border="0.06pt solid #ffa6a6" style:shadow="#ffd7d7 0.0693in 0.0693in"/>
      <style:text-properties officeooo:rsid="001e1906" officeooo:paragraph-rsid="001e1906"/>
    </style:style>
    <style:style style:name="P15" style:family="paragraph" style:parent-style-name="Heading_20_3">
      <style:text-properties fo:color="#729fcf"/>
    </style:style>
    <style:style style:name="P16" style:family="paragraph" style:parent-style-name="Standard">
      <style:text-properties fo:font-weight="bold" officeooo:rsid="001c2125" officeooo:paragraph-rsid="001c2125" style:font-weight-asian="bold" style:font-weight-complex="bold"/>
    </style:style>
    <style:style style:name="P17" style:family="paragraph" style:parent-style-name="Standard">
      <style:text-properties fo:font-weight="bold" officeooo:rsid="001e1906" officeooo:paragraph-rsid="001e1906" style:font-weight-asian="bold" style:font-weight-complex="bold"/>
    </style:style>
    <style:style style:name="P18" style:family="paragraph" style:parent-style-name="Standard" style:list-style-name="L1">
      <style:text-properties officeooo:paragraph-rsid="001ed878"/>
    </style:style>
    <style:style style:name="P19" style:family="paragraph" style:parent-style-name="Standard">
      <style:text-properties fo:color="#ff0000" officeooo:rsid="001e1906" officeooo:paragraph-rsid="001ed878"/>
    </style:style>
    <style:style style:name="P20" style:family="paragraph" style:parent-style-name="Standard">
      <style:text-properties officeooo:rsid="001c2125" officeooo:paragraph-rsid="001c2125"/>
    </style:style>
    <style:style style:name="P21" style:family="paragraph" style:parent-style-name="Standard">
      <style:text-properties officeooo:rsid="00209ad0" officeooo:paragraph-rsid="00209ad0"/>
    </style:style>
    <style:style style:name="P22" style:family="paragraph" style:parent-style-name="Standard">
      <style:paragraph-properties fo:padding="0.0201in" fo:border="0.06pt solid #ffa6a6" style:shadow="#ffd7d7 0.0693in 0.0693in"/>
      <style:text-properties fo:font-size="10pt" officeooo:rsid="001e6348" officeooo:paragraph-rsid="001e6348" style:font-size-asian="10pt" style:font-size-complex="10pt"/>
    </style:style>
    <style:style style:name="P23" style:family="paragraph" style:parent-style-name="Standard">
      <style:paragraph-properties fo:padding="0.0201in" fo:border="0.06pt solid #ffa6a6" style:shadow="#ffd7d7 0.0693in 0.0693in"/>
      <style:text-properties fo:font-size="10pt" officeooo:rsid="001ed878" officeooo:paragraph-rsid="001ed878" style:font-size-asian="10pt" style:font-size-complex="10pt"/>
    </style:style>
    <style:style style:name="P24" style:family="paragraph" style:parent-style-name="Standard">
      <style:paragraph-properties fo:padding="0.0201in" fo:border="0.06pt solid #ffa6a6" style:shadow="#ffd7d7 0.0693in 0.0693in"/>
      <style:text-properties officeooo:paragraph-rsid="001e1906"/>
    </style:style>
    <style:style style:name="P25" style:family="paragraph" style:parent-style-name="Standard">
      <style:paragraph-properties fo:padding="0.0201in" fo:border="0.06pt solid #ffa6a6" style:shadow="#ffd7d7 0.0693in 0.0693in"/>
      <style:text-properties officeooo:rsid="00209ad0" officeooo:paragraph-rsid="00209ad0"/>
    </style:style>
    <style:style style:name="T1" style:family="text">
      <style:text-properties officeooo:rsid="001c21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6348"/>
    </style:style>
    <style:style style:name="T4" style:family="text">
      <style:text-properties officeooo:rsid="001ed878"/>
    </style:style>
    <style:style style:name="T5" style:family="text">
      <style:text-properties fo:color="#ff0000"/>
    </style:style>
    <style:style style:name="T6" style:family="text">
      <style:text-properties fo:color="#ff0000" officeooo:rsid="001c2125"/>
    </style:style>
    <style:style style:name="T7" style:family="text">
      <style:text-properties fo:color="#ff0000" officeooo:rsid="001e1906"/>
    </style:style>
    <style:style style:name="T8" style:family="text">
      <style:text-properties officeooo:rsid="001efa98"/>
    </style:style>
    <style:style style:name="T9" style:family="text">
      <style:text-properties officeooo:rsid="00209ad0"/>
    </style:style>
    <style:style style:name="T10" style:family="text">
      <style:text-properties officeooo:rsid="00220e0b"/>
    </style:style>
    <style:style style:name="T11" style:family="text">
      <style:text-properties officeooo:rsid="00248a8f"/>
    </style:style>
    <style:style style:name="T12" style:family="text">
      <style:text-properties officeooo:rsid="001e1906"/>
    </style:style>
    <style:style style:name="T13" style:family="text">
      <style:text-properties officeooo:rsid="00267a60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3"><text:span text:style-name="T4">Day 15 - </text:span>Functions!!!!</text:h>
      <text:p text:style-name="P1"/>
      <text:section text:style-name="Sect1" text:name="Section2">
        <text:p text:style-name="P11">int main () {</text:p>
        <text:p text:style-name="P11"><text:tab/>cout &lt;&lt; “Go Clemson!” &lt;&lt; endl;</text:p>
        <text:p text:style-name="P11"><text:tab/>return 0;</text:p>
        <text:p text:style-name="P11">}</text:p>
        <text:p text:style-name="P16">Two parts of a function:</text:p>
        <text:p text:style-name="P16"/>
        <text:p text:style-name="P1">1.<text:span text:style-name="T5"> <text:s text:c="27"/></text:span>– describes the essential information for a coder to call the function</text:p>
        <text:p text:style-name="P1"/>
        <text:p text:style-name="P1">2. <text:span text:style-name="T5"><text:s/></text:span></text:p>
      </text:section>
      <text:p text:style-name="P7"/>
      <text:p text:style-name="P9">s<text:span text:style-name="T3">t</text:span>ring get_team(){</text:p>
      <text:p text:style-name="P9"><text:tab/><text:span text:style-name="T3">string team;</text:span></text:p>
      <text:p text:style-name="P9"><text:tab/><text:span text:style-name="T3">do {</text:span></text:p>
      <text:p text:style-name="P9"><text:tab/> <text:s text:c="2"/>cin &gt;&gt; team;</text:p>
      <text:p text:style-name="P9"><text:tab/><text:span text:style-name="T3">while (team == “army” || team == “Army” || team == “alabama” || team == “Alabama”)</text:span></text:p>
      <text:p text:style-name="P9"><text:tab/>return team;</text:p>
      <text:p text:style-name="P9">}</text:p>
      <text:p text:style-name="P9"/>
      <text:p text:style-name="P11">int main () {</text:p>
      <text:p text:style-name="P11"><text:tab/>string team = get_team();</text:p>
      <text:p text:style-name="P11"><text:tab/>cout &lt;&lt; “Go ” &lt;&lt; team &lt;&lt; “!” &lt;&lt; endl;</text:p>
      <text:p text:style-name="P11"><text:tab/>return 0;</text:p>
      <text:p text:style-name="P11">}</text:p>
      <text:h text:style-name="P15" text:outline-level="3">Prototype:</text:h>
      <text:p text:style-name="P1">Ex: 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4"/>
      <text:list xml:id="list439669780" text:style-name="L1">
        <text:list-item>
          <text:p text:style-name="P18"><text:span text:style-name="T1">must be written <text:s text:c="26"/></text:span><text:span text:style-name="T6"><text:s/></text:span><text:span text:style-name="T1">the main function</text:span></text:p>
        </text:list-item>
        <text:list-item>
          <text:p text:style-name="P18"><text:span text:style-name="T1">must be written <text:s text:c="23"/>to the calling of the function itself</text:span></text:p>
        </text:list-item>
      </text:list>
      <text:h text:style-name="P15" text:outline-level="3">Function Definitions:</text:h>
      <text:p text:style-name="P5"/>
      <text:p text:style-name="P5"/>
      <text:p text:style-name="P2"/>
      <text:p text:style-name="P10">s<text:span text:style-name="T3">t</text:span>ring get_team();</text:p>
      <text:p text:style-name="P10"/>
      <text:p text:style-name="P12">int main () {</text:p>
      <text:p text:style-name="P12"><text:tab/>string team<text:span text:style-name="T8">1</text:span> = get_team();</text:p>
      <text:p text:style-name="P12"><text:tab/><text:span text:style-name="T8">string team2 = “Army”;</text:span></text:p>
      <text:p text:style-name="P12"><text:tab/>cout &lt;&lt; “Go ” &lt;&lt; team<text:span text:style-name="T8">1</text:span> &lt;&lt; “! <text:span text:style-name="T8">Beat </text:span>” &lt;&lt; <text:span text:style-name="T8">team2 &lt;&lt; <text:s/>“!” &lt;&lt; </text:span>endl;</text:p>
      <text:p text:style-name="P12"><text:tab/>return 0;</text:p>
      <text:p text:style-name="P12">}</text:p>
      <text:p text:style-name="P10"/>
      <text:p text:style-name="P10">s<text:span text:style-name="T3">t</text:span>ring get_team(){</text:p>
      <text:p text:style-name="P10"><text:tab/><text:span text:style-name="T3">string team</text:span><text:span text:style-name="T8">1, team2</text:span><text:span text:style-name="T3">;</text:span></text:p>
      <text:p text:style-name="P10"><text:tab/><text:span text:style-name="T3">do {</text:span></text:p>
      <text:p text:style-name="P10"><text:tab/> <text:s text:c="2"/>cin &gt;&gt; team<text:span text:style-name="T8">1</text:span> <text:span text:style-name="T8">&gt;&gt; team2</text:span>;</text:p>
      <text:p text:style-name="P10"><text:tab/><text:span text:style-name="T3">while (team</text:span><text:span text:style-name="T13">1</text:span><text:span text:style-name="T3"> == “army” || team</text:span><text:span text:style-name="T13">1 </text:span><text:span text:style-name="T3">== “Army” || team</text:span><text:span text:style-name="T13">1</text:span><text:span text:style-name="T3"> == “alabama” || team</text:span><text:span text:style-name="T13">1</text:span><text:span text:style-name="T3"> == “Alabama”);</text:span></text:p>
      <text:p text:style-name="P10"><text:tab/>return team<text:span text:style-name="T13">1</text:span>;</text:p>
      <text:p text:style-name="P23">}</text:p>
      <text:h text:style-name="P15" text:outline-level="3"><text:soft-page-break/>Scope:</text:h>
      <text:p text:style-name="P7"/>
      <text:p text:style-name="P7"/>
      <text:p text:style-name="P3"/>
      <text:h text:style-name="P15" text:outline-level="3">Function Arguments:</text:h>
      <text:section text:style-name="Sect1" text:name="Section1">
        <text:p text:style-name="P6">Ex: 5! = 5*4*3*2*1 <text:s text:c="3"/></text:p>
        <text:p text:style-name="P6"><text:s text:c="6"/></text:p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6">NOTE: </text:p>
        <text:p text:style-name="P6"><text:s/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</text:section>
      <text:h text:style-name="P15" text:outline-level="3">What can functions return?</text:h>
      <text:p text:style-name="P3"><text:tab/></text:p>
      <text:p text:style-name="P3"/>
      <text:p text:style-name="P3"/>
      <text:p text:style-name="P3"/>
      <text:p text:style-name="P14"><text:s text:c="17"/>printgreetings ();</text:p>
      <text:p text:style-name="P14"/>
      <text:p text:style-name="P14">int main () {</text:p>
      <text:p text:style-name="P14"><text:s text:c="2"/>printgreetings();</text:p>
      <text:p text:style-name="P14"/>
      <text:p text:style-name="P14"><text:s text:c="2"/>return 0;</text:p>
      <text:p text:style-name="P14">}</text:p>
      <text:p text:style-name="P14"/>
      <text:p text:style-name="P24"><text:span text:style-name="T12"><text:s text:c="17"/>printgreetings () {</text:span></text:p>
      <text:p text:style-name="P14"><text:s text:c="2"/>cout &lt;&lt; "G R E E T I N G S !" &lt;&lt; endl &lt;&lt; endl;</text:p>
      <text:p text:style-name="P14">}</text:p>
      <text:p text:style-name="P3"/>
      <text:p text:style-name="P3"/>
      <text:p text:style-name="P8">Terms to be familiar with:</text:p>
      <text:p text:style-name="P17"/>
      <text:p text:style-name="P17">function prototype</text:p>
      <text:p text:style-name="P3"><text:span text:style-name="T2">function definition</text:span> </text:p>
      <text:p text:style-name="P3"><text:span text:style-name="T2">argument</text:span> </text:p>
      <text:p text:style-name="P17">function parameter </text:p>
      <text:p text:style-name="P17">pass a value to a function </text:p>
      <text:p text:style-name="P17">pass-by-value </text:p>
      <text:p text:style-name="P17">function call</text:p>
      <text:p text:style-name="P17">function call site </text:p>
      <text:p text:style-name="P17">function's return valu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07:14:51.999786189</meta:creation-date>
    <dc:date>2022-09-22T13:39:35.766652498</dc:date>
    <meta:editing-duration>PT22M53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65" meta:word-count="239" meta:character-count="1382" meta:non-whitespace-character-count="1040"/>
  </office:meta>
</office:document-meta>
</file>